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Rounded MT Bold" svg:font-family="'Arial Rounded MT Bold'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dddddd" draw:opacity="100%" draw:textarea-horizontal-align="justify" draw:textarea-vertical-align="bottom" draw:auto-grow-height="false" fo:min-height="6.25cm" fo:min-width="4.9cm" draw:shadow="visible" draw:shadow-offset-x="0.141cm" draw:shadow-offset-y="0.141cm" draw:shadow-opacity="50%"/>
      <style:paragraph-properties style:writing-mode="lr-tb"/>
    </style:style>
    <style:style style:name="gr2" style:family="graphic" style:parent-style-name="standard">
      <style:graphic-properties svg:stroke-color="#666666" draw:fill="solid" draw:fill-color="#dddddd" draw:opacity="100%" draw:textarea-horizontal-align="justify" draw:textarea-vertical-align="bottom" draw:auto-grow-height="false" fo:min-height="6.25cm" fo:min-width="5.6cm" draw:shadow="visible" draw:shadow-offset-x="0.141cm" draw:shadow-offset-y="0.141cm" draw:shadow-opacity="50%"/>
      <style:paragraph-properties style:writing-mode="lr-tb"/>
    </style:style>
    <style:style style:name="gr3" style:family="graphic" style:parent-style-name="standard">
      <style:graphic-properties draw:stroke="solid" svg:stroke-color="#f3715a" draw:fill="gradient" draw:fill-color="#f7a19a" draw:fill-gradient-name="Gradient_20_5" draw:textarea-horizontal-align="justify" draw:textarea-vertical-align="middle" draw:auto-grow-height="false" fo:min-height="1.826cm" fo:min-width="3.676cm" draw:shadow="visible" draw:shadow-offset-x="0.071cm" draw:shadow-offset-y="0.071cm" draw:shadow-color="#6a1816"/>
      <style:paragraph-properties style:writing-mode="lr-tb"/>
    </style:style>
    <style:style style:name="gr4" style:family="graphic" style:parent-style-name="standard">
      <style:graphic-properties draw:stroke="none" draw:fill="gradient" draw:fill-color="#f7a19a" draw:fill-gradient-name="Gradient_20_5" draw:textarea-horizontal-align="justify" draw:textarea-vertical-align="middle" draw:auto-grow-height="false" fo:min-height="1.826cm" fo:min-width="3.676cm" draw:shadow="visible" draw:shadow-offset-x="0.071cm" draw:shadow-offset-y="0.071cm" draw:shadow-color="#95231f"/>
      <style:paragraph-properties style:writing-mode="lr-tb"/>
    </style:style>
    <style:style style:name="gr5" style:family="graphic" style:parent-style-name="standard">
      <style:graphic-properties svg:stroke-color="#89c765" draw:fill="gradient" draw:fill-gradient-name="Gradient_20_10" draw:textarea-horizontal-align="justify" draw:textarea-vertical-align="middle" draw:auto-grow-height="false" fo:min-height="0.952cm" fo:min-width="1.834cm" draw:shadow="visible" draw:shadow-offset-x="0.071cm" draw:shadow-offset-y="0.071cm" draw:shadow-color="#2b511a"/>
      <style:paragraph-properties style:writing-mode="lr-tb"/>
    </style:style>
    <style:style style:name="gr6" style:family="graphic" style:parent-style-name="standard">
      <style:graphic-properties svg:stroke-color="#89c765" draw:fill="gradient" draw:fill-gradient-name="Gradient_20_10" draw:textarea-horizontal-align="justify" draw:textarea-vertical-align="middle" draw:auto-grow-height="false" fo:min-height="1.236cm" fo:min-width="2.682cm" draw:shadow="visible" draw:shadow-offset-x="0.071cm" draw:shadow-offset-y="0.071cm" draw:shadow-color="#2b511a"/>
      <style:paragraph-properties style:writing-mode="lr-tb"/>
    </style:style>
    <style:style style:name="gr7" style:family="graphic" style:parent-style-name="objectwithoutfill">
      <style:graphic-properties svg:stroke-width="0.018cm" draw:marker-start-width="0.226cm" draw:marker-end="Arrow" draw:marker-end-width="0.326cm" draw:fill="none" draw:textarea-vertical-align="middle" fo:padding-top="0.133cm" fo:padding-bottom="0.133cm" fo:padding-left="0.258cm" fo:padding-right="0.2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666666" draw:fill="solid" draw:fill-color="#dddddd" draw:opacity="100%" draw:textarea-horizontal-align="justify" draw:textarea-vertical-align="top" draw:auto-grow-height="false" fo:min-height="7.55cm" fo:min-width="17.619cm" draw:shadow="visible" draw:shadow-offset-x="0.141cm" draw:shadow-offset-y="0.141cm" draw:shadow-opacity="50%"/>
      <style:paragraph-properties style:writing-mode="lr-tb"/>
    </style:style>
    <style:style style:name="gr10" style:family="graphic" style:parent-style-name="standard">
      <style:graphic-properties svg:stroke-color="#d99116" draw:fill="gradient" draw:fill-gradient-name="Gradient_20_12" draw:textarea-horizontal-align="justify" draw:textarea-vertical-align="middle" draw:auto-grow-height="false" fo:min-height="1.908cm" fo:min-width="3.658cm" draw:shadow="visible" draw:shadow-offset-x="0.071cm" draw:shadow-offset-y="0.071cm" draw:shadow-color="#684703"/>
      <style:paragraph-properties style:writing-mode="lr-tb"/>
    </style:style>
    <style:style style:name="gr11" style:family="graphic" style:parent-style-name="standard">
      <style:graphic-properties svg:stroke-color="#89c765" draw:fill="gradient" draw:fill-gradient-name="Gradient_20_10" draw:textarea-horizontal-align="justify" draw:textarea-vertical-align="middle" draw:auto-grow-height="false" fo:min-height="1.508cm" fo:min-width="2.798cm" draw:shadow="visible" draw:shadow-offset-x="0.071cm" draw:shadow-offset-y="0.071cm" draw:shadow-color="#2b511a"/>
      <style:paragraph-properties style:writing-mode="lr-tb"/>
    </style:style>
    <style:style style:name="gr12" style:family="graphic" style:parent-style-name="standard" style:list-style-name="L2">
      <style:graphic-properties svg:stroke-color="#d99116" draw:fill="gradient" draw:fill-gradient-name="Gradient_20_12" draw:textarea-horizontal-align="justify" draw:textarea-vertical-align="middle" draw:auto-grow-height="false" fo:min-height="1.908cm" fo:min-width="4.468cm" draw:shadow="visible" draw:shadow-offset-x="0.071cm" draw:shadow-offset-y="0.071cm" draw:shadow-color="#684703"/>
      <style:paragraph-properties style:writing-mode="lr-tb"/>
    </style:style>
    <style:style style:name="gr13" style:family="graphic" style:parent-style-name="standard">
      <style:graphic-properties svg:stroke-color="#89c765" draw:fill="gradient" draw:fill-gradient-name="Gradient_20_10" draw:textarea-horizontal-align="justify" draw:textarea-vertical-align="middle" draw:auto-grow-height="false" fo:min-height="1.024cm" fo:min-width="1.834cm" draw:shadow="visible" draw:shadow-offset-x="0.071cm" draw:shadow-offset-y="0.071cm" draw:shadow-color="#2b511a"/>
      <style:paragraph-properties style:writing-mode="lr-tb"/>
    </style:style>
    <style:style style:name="gr14" style:family="graphic" style:parent-style-name="standard">
      <style:graphic-properties svg:stroke-color="#aa55a1" draw:fill="gradient" draw:fill-gradient-name="Gradient_20_22" draw:textarea-horizontal-align="justify" draw:textarea-vertical-align="middle" draw:auto-grow-height="false" fo:min-height="0.924cm" fo:min-width="3.374cm" draw:shadow="visible" draw:shadow-offset-x="0.071cm" draw:shadow-offset-y="0.071cm" draw:shadow-color="#680059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bottom" fo:padding-bottom="0.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dddddd" draw:opacity="100%"/>
      <style:paragraph-properties fo:text-align="start"/>
      <style:text-properties style:font-name="Arial Rounded MT Bold"/>
    </style:style>
    <style:style style:name="P3" style:family="paragraph">
      <style:paragraph-properties fo:text-align="end"/>
    </style:style>
    <style:style style:name="P4" style:family="paragraph">
      <loext:graphic-properties draw:fill="solid" draw:fill-color="#dddddd" draw:opacity="100%"/>
      <style:paragraph-properties fo:text-align="end"/>
      <style:text-properties style:font-name="Arial Rounded MT Bold"/>
    </style:style>
    <style:style style:name="P5" style:family="paragraph">
      <style:paragraph-properties fo:text-align="center"/>
    </style:style>
    <style:style style:name="P6" style:family="paragraph">
      <loext:graphic-properties draw:fill="gradient" draw:fill-color="#f7a19a" draw:fill-gradient-name="Gradient_20_5"/>
      <style:paragraph-properties fo:text-align="center"/>
      <style:text-properties style:font-name="Arial1" fo:font-size="16pt" style:font-size-asian="16pt" style:font-size-complex="16pt"/>
    </style:style>
    <style:style style:name="P7" style:family="paragraph">
      <loext:graphic-properties draw:fill="gradient" draw:fill-gradient-name="Gradient_20_1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gradient" draw:fill-gradient-name="Gradient_20_12"/>
      <style:paragraph-properties fo:text-align="center"/>
      <style:text-properties style:font-name="Arial" fo:font-size="16pt" style:font-size-asian="16pt" style:font-size-complex="16pt"/>
    </style:style>
    <style:style style:name="P10" style:family="paragraph">
      <style:paragraph-properties fo:text-align="start">
        <style:tab-stops/>
      </style:paragraph-properties>
    </style:style>
    <style:style style:name="P11" style:family="paragraph">
      <loext:graphic-properties draw:fill="gradient" draw:fill-gradient-name="Gradient_20_12"/>
      <style:paragraph-properties fo:text-align="start">
        <style:tab-stops/>
      </style:paragraph-properties>
      <style:text-properties style:font-name="Arial" fo:font-size="16pt" style:font-size-asian="16pt" style:font-size-complex="16pt"/>
    </style:style>
    <style:style style:name="P12" style:family="paragraph">
      <loext:graphic-properties draw:fill="gradient" draw:fill-gradient-name="Gradient_20_22"/>
      <style:paragraph-properties fo:text-align="center"/>
      <style:text-properties style:font-name="Arial" fo:font-size="16pt" style:font-size-asian="16pt" style:font-size-complex="16pt"/>
    </style:style>
    <style:style style:name="P13" style:family="paragraph">
      <loext:graphic-properties draw:fill="none"/>
      <style:paragraph-properties fo:margin-top="0cm" fo:margin-bottom="0.1cm" fo:text-align="center"/>
      <style:text-properties fo:font-size="14pt" style:font-size-asian="14pt" style:font-size-complex="14pt"/>
    </style:style>
    <style:style style:name="T1" style:family="text">
      <style:text-properties style:font-name="Arial Rounded MT Bold"/>
    </style:style>
    <style:style style:name="T2" style:family="text">
      <style:text-properties style:font-name="Arial1" fo:font-size="16pt" style:font-size-asian="16pt" style:font-size-complex="16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style:font-name="Arial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2cm"/>
        <style:text-properties fo:font-family="OpenSymbol" style:font-charset="x-symbol" style:use-window-font-color="true" fo:font-size="6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cm" svg:height="6.5cm" svg:x="4.9cm" svg:y="11.4cm">
          <text:p text:style-name="P1"><text:span text:style-name="T1">Party 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1cm" svg:height="6.5cm" svg:x="16.919cm" svg:y="11.4cm">
          <text:p text:style-name="P3"><text:span text:style-name="T1">Party B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" draw:id="id1" draw:layer="layout" svg:width="4.4cm" svg:height="2.3cm" svg:x="5.369cm" svg:y="14.518cm">
          <text:p text:style-name="P5"><text:span text:style-name="T2">Personally</text:span><text:span text:style-name="T2"><text:line-break/></text:span><text:span text:style-name="T2">Identifiable</text:span><text:span text:style-name="T2"><text:line-break/></text:span><text:span text:style-name="T2">Inform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3" draw:id="id3" draw:layer="layout" svg:width="4.4cm" svg:height="2.3cm" svg:x="17.755cm" svg:y="14.518cm">
          <text:p text:style-name="P5"><text:span text:style-name="T2">Personally</text:span><text:span text:style-name="T2"><text:line-break/></text:span><text:span text:style-name="T2">Identifiable</text:span><text:span text:style-name="T2"><text:line-break/></text:span><text:span text:style-name="T2">Inform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3.3cm" svg:height="1.7cm" svg:x="11.95cm" svg:y="16cm">
          <text:p text:style-name="P5"><text:span text:style-name="T3">Blocking</text:span></text:p>
          <text:p text:style-name="P5"><text:span text:style-name="T3">(</text:span><text:span text:style-name="T3"><text:a xlink:href="https://github.com/data61/blocklib" xlink:type="simple">blocklib</text:a></text:span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4" draw:id="id4" draw:layer="layout" svg:width="4.5cm" svg:height="2.1cm" svg:x="17.705cm" svg:y="11.68cm">
          <text:p text:style-name="P5"><text:span text:style-name="T3"><text:a xlink:href="https://github.com/data61/anonlink-client" xlink:type="simple">Anonlink-Client</text:a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svg:x1="7.569cm" svg:y1="14.518cm" svg:x2="7.55cm" svg:y2="13.8cm" draw:start-shape="id1" draw:start-glue-point="0" draw:end-shape="id2" draw:end-glue-point="8" svg:d="M7569 14518v-323h-19v-395" svg:viewBox="0 0 20 719">
          <text:p/>
        </draw:connector>
        <draw:connector draw:style-name="gr8" draw:text-style-name="P8" draw:layer="layout" svg:x1="19.955cm" svg:y1="14.518cm" svg:x2="19.955cm" svg:y2="13.78cm" draw:start-shape="id3" draw:start-glue-point="0" draw:end-shape="id4" draw:end-glue-point="8" svg:d="M19955 14518v-738" svg:viewBox="0 0 1 739">
          <text:p/>
        </draw:connector>
        <draw:custom-shape draw:style-name="gr9" draw:text-style-name="P2" draw:layer="layout" svg:width="18.119cm" svg:height="7.8cm" svg:x="4.9cm" svg:y="3.13cm">
          <text:p text:style-name="P1"><text:span text:style-name="T1">Entity Servic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6" draw:id="id6" draw:layer="layout" svg:width="4.39cm" svg:height="2.39cm" svg:x="5.819cm" svg:y="7.778cm">
          <text:p text:style-name="P5"><text:span text:style-name="T3">Anonymous </text:span><text:span text:style-name="T3"><text:line-break/></text:span><text:span text:style-name="T3">Linking Codes</text:span></text:p>
          <text:p text:style-name="P5"><text:span text:style-name="T3">(CLK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5" draw:id="id5" draw:layer="layout" svg:width="4.39cm" svg:height="2.39cm" svg:x="17.76cm" svg:y="7.778cm">
          <text:p text:style-name="P5"><text:span text:style-name="T3">Anonymous </text:span><text:span text:style-name="T3"><text:line-break/></text:span><text:span text:style-name="T3">Linking Codes</text:span></text:p>
          <text:p text:style-name="P5"><text:span text:style-name="T3">(CLK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7" draw:id="id7" draw:layer="layout" svg:width="4.664cm" svg:height="2.486cm" svg:x="11.7cm" svg:y="7.73cm">
          <text:p text:style-name="P5"><text:span text:style-name="T3">Probabilistic</text:span><text:span text:style-name="T3"><text:line-break/></text:span><text:span text:style-name="T3">Matcher</text:span></text:p>
          <text:p text:style-name="P5"><text:span text:style-name="T3">(</text:span><text:span text:style-name="T3"><text:a xlink:href="https://github.com/data61/anonlink" xlink:type="simple">anonlink</text:a></text:span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svg:x1="19.955cm" svg:y1="11.68cm" svg:x2="19.955cm" svg:y2="10.168cm" draw:start-shape="id4" draw:start-glue-point="4" draw:end-shape="id5" draw:end-glue-point="2" svg:d="M19955 11680v-1512" svg:viewBox="0 0 1 1513">
          <text:p/>
        </draw:connector>
        <draw:connector draw:style-name="gr8" draw:text-style-name="P8" draw:layer="layout" svg:x1="10.209cm" svg:y1="8.973cm" svg:x2="11.7cm" svg:y2="8.973cm" draw:start-shape="id6" draw:start-glue-point="1" draw:end-shape="id7" draw:end-glue-point="6" svg:d="M10209 8973h1491" svg:viewBox="0 0 1492 1">
          <text:p/>
        </draw:connector>
        <draw:connector draw:style-name="gr8" draw:text-style-name="P8" draw:layer="layout" svg:x1="17.76cm" svg:y1="8.973cm" svg:x2="16.364cm" svg:y2="8.973cm" draw:start-shape="id5" draw:start-glue-point="3" draw:end-shape="id7" draw:end-glue-point="10" svg:d="M17760 8973h-1396" svg:viewBox="0 0 1397 1">
          <text:p/>
        </draw:connector>
        <draw:custom-shape draw:style-name="gr10" draw:text-style-name="P9" xml:id="id8" draw:id="id8" draw:layer="layout" svg:width="4.39cm" svg:height="2.39cm" svg:x="5.819cm" svg:y="4.23cm">
          <text:p text:style-name="P5"><text:span text:style-name="T3">Mapping Table</text:span></text:p>
          <text:p text:style-name="P5"><text:span text:style-name="T3"><text:s/></text:span><text:span text:style-name="T3">or Similarity </text:span></text:p>
          <text:p text:style-name="P5"><text:span text:style-name="T3">Score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4.664cm" svg:height="2.486cm" svg:x="11.655cm" svg:y="4.244cm">
          <text:p text:style-name="P5"><text:span text:style-name="T3">Result </text:span></text:p>
          <text:p text:style-name="P5"><text:span text:style-name="T3">Encod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5.2cm" svg:height="2.39cm" svg:x="17.419cm" svg:y="4.23cm">
          <text:list text:style-name="L2">
            <text:list-item>
              <text:p text:style-name="P10"><text:span text:style-name="T4">Similarity Scores</text:span></text:p>
            </text:list-item>
            <text:list-item>
              <text:p text:style-name="P10"><text:span text:style-name="T4">Group Mappings</text:span></text:p>
            </text:list-item>
            <text:list-item>
              <text:p text:style-name="P10"><text:span text:style-name="T4">Permutation &amp; Mask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8" draw:layer="layout" svg:x1="16.319cm" svg:y1="5.73cm" svg:x2="17.419cm" svg:y2="5.73cm">
          <text:p/>
        </draw:line>
        <draw:line draw:style-name="gr8" draw:text-style-name="P8" draw:layer="layout" svg:x1="10.219cm" svg:y1="5.73cm" svg:x2="11.619cm" svg:y2="5.73cm">
          <text:p/>
        </draw:line>
        <draw:connector draw:style-name="gr8" draw:text-style-name="P8" draw:layer="layout" svg:x1="14.032cm" svg:y1="7.73cm" svg:x2="8.014cm" svg:y2="6.62cm" draw:start-shape="id7" draw:start-glue-point="4" draw:end-shape="id8" draw:end-glue-point="2" svg:d="M14032 7730v-519h-6018v-591" svg:viewBox="0 0 6019 1111">
          <text:p/>
        </draw:connector>
        <draw:custom-shape draw:style-name="gr13" draw:text-style-name="P7" draw:layer="layout" svg:width="3.3cm" svg:height="1.8cm" svg:x="11.95cm" svg:y="13.9cm">
          <text:p text:style-name="P5"><text:span text:style-name="T3">Encoder</text:span></text:p>
          <text:p text:style-name="P5"><text:span text:style-name="T3">(</text:span><text:span text:style-name="T3"><text:a xlink:href="https://github.com/data61/clkhash" xlink:type="simple">clkhash</text:a></text:span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2" draw:id="id2" draw:layer="layout" svg:width="4.5cm" svg:height="2.1cm" svg:x="5.3cm" svg:y="11.7cm">
          <text:p text:style-name="P5"><text:span text:style-name="T3"><text:a xlink:href="https://github.com/data61/anonlink-client" xlink:type="simple">Anonlink-Client</text:a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4cm" svg:height="1.3cm" svg:x="11.6cm" svg:y="12.1cm">
          <text:p text:style-name="P5"><text:span text:style-name="T3">Shared Secr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8" draw:layer="layout" svg:x1="11.6cm" svg:y1="12.8cm" svg:x2="9.8cm" svg:y2="12.8cm">
          <text:p/>
        </draw:line>
        <draw:line draw:style-name="gr8" draw:text-style-name="P8" draw:layer="layout" svg:x1="15.6cm" svg:y1="12.8cm" svg:x2="17.7cm" svg:y2="12.8cm">
          <text:p/>
        </draw:line>
        <draw:line draw:style-name="gr8" draw:text-style-name="P8" draw:layer="layout" svg:x1="9.2cm" svg:y1="13.5cm" svg:x2="12cm" svg:y2="14.8cm">
          <text:p/>
        </draw:line>
        <draw:line draw:style-name="gr15" draw:text-style-name="P13" draw:layer="layout" svg:x1="9.1cm" svg:y1="13.5cm" svg:x2="12cm" svg:y2="16.9cm">
          <text:p/>
        </draw:line>
        <draw:line draw:style-name="gr8" draw:text-style-name="P8" draw:layer="layout" svg:x1="18.3cm" svg:y1="13.5cm" svg:x2="15.2cm" svg:y2="14.8cm">
          <text:p/>
        </draw:line>
        <draw:line draw:style-name="gr8" draw:text-style-name="P8" draw:layer="layout" svg:x1="18.3cm" svg:y1="13.5cm" svg:x2="15.2cm" svg:y2="16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Rounded MT Bold" svg:font-family="'Arial Rounded MT Bold'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e0efd4" draw:end-color="#c2e0ae" draw:start-intensity="100%" draw:end-intensity="100%" draw:angle="0" draw:border="0%"/>
    <draw:gradient draw:name="Gradient_20_12" draw:display-name="Gradient 12" draw:style="linear" draw:start-color="#ffe5ca" draw:end-color="#ffdaa2" draw:start-intensity="100%" draw:end-intensity="100%" draw:angle="0" draw:border="0%"/>
    <draw:gradient draw:name="Gradient_20_22" draw:display-name="Gradient 22" draw:style="linear" draw:start-color="#dfcce4" draw:end-color="#c7a0cb" draw:start-intensity="100%" draw:end-intensity="100%" draw:angle="0" draw:border="0%"/>
    <draw:gradient draw:name="Gradient_20_5" draw:display-name="Gradient 5" draw:style="linear" draw:start-color="#fcd3c1" draw:end-color="#f8aa97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3-26T10:53:59.151647410</meta:creation-date>
    <dc:date>2020-06-04T15:41:48.013738153</dc:date>
    <meta:editing-duration>PT22M54S</meta:editing-duration>
    <meta:editing-cycles>3</meta:editing-cycles>
    <meta:generator>LibreOffice/6.3.6.2$MacOSX_X86_64 LibreOffice_project/2196df99b074d8a661f4036fca8fa0cbfa33a497</meta:generator>
    <meta:document-statistic meta:object-count="30"/>
  </office:meta>
</office:document-meta>
</file>